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2b77b" officeooo:paragraph-rsid="0002b77b" style:font-weight-asian="bold" style:font-weight-complex="bold"/>
    </style:style>
    <style:style style:name="P3" style:family="paragraph" style:parent-style-name="Standard">
      <style:text-properties fo:font-weight="bold" officeooo:rsid="00044ce2" officeooo:paragraph-rsid="00044ce2" style:font-weight-asian="bold" style:font-weight-complex="bold"/>
    </style:style>
    <style:style style:name="P4" style:family="paragraph" style:parent-style-name="Standard">
      <style:text-properties fo:font-weight="bold" officeooo:rsid="00075125" officeooo:paragraph-rsid="00075125" style:font-weight-asian="bold" style:font-weight-complex="bold"/>
    </style:style>
    <style:style style:name="P5" style:family="paragraph" style:parent-style-name="Standard">
      <style:text-properties fo:font-weight="bold" officeooo:rsid="00080f15" officeooo:paragraph-rsid="00080f1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paragraph-rsid="00001f05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01f05" officeooo:paragraph-rsid="00001f05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0000" fo:font-size="28pt" fo:font-weight="bold" officeooo:rsid="00001f05" officeooo:paragraph-rsid="00001f05" style:font-size-asian="28pt" style:font-weight-asian="bold" style:font-size-complex="28pt" style:font-weight-complex="bold"/>
    </style:style>
    <style:style style:name="P10" style:family="paragraph" style:parent-style-name="Standard">
      <style:text-properties officeooo:rsid="0000f0c1" officeooo:paragraph-rsid="0000f0c1"/>
    </style:style>
    <style:style style:name="P11" style:family="paragraph" style:parent-style-name="Standard">
      <style:text-properties fo:font-weight="normal" officeooo:rsid="00044ce2" officeooo:paragraph-rsid="00044ce2" style:font-weight-asian="normal" style:font-weight-complex="normal"/>
    </style:style>
    <style:style style:name="P12" style:family="paragraph" style:parent-style-name="Standard">
      <style:text-properties fo:font-weight="normal" officeooo:rsid="00044ce2" officeooo:paragraph-rsid="00068066" style:font-weight-asian="normal" style:font-weight-complex="normal"/>
    </style:style>
    <style:style style:name="P13" style:family="paragraph" style:parent-style-name="Standard">
      <style:text-properties fo:font-weight="normal" officeooo:rsid="00075125" officeooo:paragraph-rsid="00075125" style:font-weight-asian="normal" style:font-weight-complex="normal"/>
    </style:style>
    <style:style style:name="P14" style:family="paragraph" style:parent-style-name="Standard">
      <style:text-properties fo:font-weight="normal" officeooo:rsid="00080f15" officeooo:paragraph-rsid="00080f15" style:font-weight-asian="normal" style:font-weight-complex="normal"/>
    </style:style>
    <style:style style:name="P15" style:family="paragraph" style:parent-style-name="Standard">
      <style:text-properties fo:font-weight="normal" officeooo:rsid="0009401a" officeooo:paragraph-rsid="0009401a" style:font-weight-asian="normal" style:font-weight-complex="normal"/>
    </style:style>
    <style:style style:name="P16" style:family="paragraph" style:parent-style-name="Standard">
      <style:text-properties officeooo:rsid="00027c74" officeooo:paragraph-rsid="00027c74"/>
    </style:style>
    <style:style style:name="P17" style:family="paragraph" style:parent-style-name="Standard">
      <style:text-properties officeooo:rsid="0002b77b" officeooo:paragraph-rsid="0002b77b"/>
    </style:style>
    <style:style style:name="P18" style:family="paragraph" style:parent-style-name="Standard">
      <style:text-properties officeooo:paragraph-rsid="00044ce2"/>
    </style:style>
    <style:style style:name="P19" style:family="paragraph" style:parent-style-name="Standard">
      <style:text-properties officeooo:rsid="000a1585" officeooo:paragraph-rsid="000a1585"/>
    </style:style>
    <style:style style:name="P20" style:family="paragraph" style:parent-style-name="Standard">
      <style:text-properties officeooo:rsid="000aaf33" officeooo:paragraph-rsid="000aaf33"/>
    </style:style>
    <style:style style:name="T1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0000" fo:font-size="16pt" fo:font-weight="bold" officeooo:rsid="0009401a" style:font-size-asian="16pt" style:font-weight-asian="bold" style:font-size-complex="16pt" style:font-weight-complex="bold"/>
    </style:style>
    <style:style style:name="T3" style:family="text">
      <style:text-properties officeooo:rsid="00044ce2"/>
    </style:style>
    <style:style style:name="T4" style:family="text">
      <style:text-properties fo:font-weight="normal" officeooo:rsid="00044ce2" style:font-weight-asian="normal" style:font-weight-complex="normal"/>
    </style:style>
    <style:style style:name="T5" style:family="text">
      <style:text-properties officeooo:rsid="00068066"/>
    </style:style>
    <style:style style:name="T6" style:family="text">
      <style:text-properties officeooo:rsid="000aaf3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9">Implémentation des Conduit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I. <text:span text:style-name="T1">Liste des implémentations</text:span></text:p>
      <text:p text:style-name="P10"><text:span text:style-name="T1"/></text:p>
      <text:p text:style-name="P1">PROJET MINIMAL</text:p>
      <text:p text:style-name="P10"><text:span text:style-name="T1"/></text:p>
      <text:p text:style-name="P10">Nous avons implémenté toutes les fonctions du fichier conduct.h</text:p>
      <text:p text:style-name="P16">Nous avons utilisé un tampon normal pour les méthodes conduct_read et conduct_write.</text:p>
      <text:p text:style-name="P17">Nous avons décidé d’utiliser un verrou et des variables de conditions plutôt que d’utiliser des sémaphores.</text:p>
      <text:p text:style-name="P17"/>
      <text:p text:style-name="P3">DÉTECTIONS DES ERREURS</text:p>
      <text:p text:style-name="P3"/>
      <text:p text:style-name="P18"><text:span text:style-name="T4">Nous avons personnalisé les erreurs pour le conduit. Par exemple, </text:span>ne erreur lors d’un accès à un conduit détruit <text:span text:style-name="T3">renvoie NULL avec errno valant EPIPE.</text:span></text:p>
      <text:p text:style-name="P17"/>
      <text:p text:style-name="P2">COMPARAISON AVEC DES TUBES</text:p>
      <text:p text:style-name="P2"/>
      <text:p text:style-name="P11">Nous avons comparé les opérations sur les conduits avec des opérations sur des tubes nommés.</text:p>
      <text:p text:style-name="P2"/>
      <text:p text:style-name="P2">COMPARAISON AVEC DES SOCKETS</text:p>
      <text:p text:style-name="P2"/>
      <text:p text:style-name="P12">Nous avons comparé les opérations sur les conduits avec des opérations sur des <text:span text:style-name="T5">sockets de domaine AF_UNIX</text:span>.</text:p>
      <text:p text:style-name="P12"/>
      <text:p text:style-name="P4">LECTURE ET ÉCRITURE PAR LOTS</text:p>
      <text:p text:style-name="P4"/>
      <text:p text:style-name="P13">Nous avons implémenté la lecture et écriture par lot, avec un exemple d’utilisation.</text:p>
      <text:p text:style-name="P13"/>
      <text:p text:style-name="P5">EXEMPLE D’UTILISATION</text:p>
      <text:p text:style-name="P14"/>
      <text:p text:style-name="P14">Nous avons testé les conduits </text:p>
      <text:p text:style-name="P14"/>
      <text:p text:style-name="P14"/>
      <text:p text:style-name="P15">II.<text:span text:style-name="T1">Statistiques</text:span></text:p>
      <text:p text:style-name="P15"><text:span text:style-name="T1"/></text:p>
      <text:p text:style-name="P19">Pour chaque primitive de communication, on a testé 10 opérations (read et write) sur un même texte <text:span text:style-name="T6">donné.</text:span></text:p>
      <text:p text:style-name="P20">Voici la moyenne pour chaque primitive de communication.</text:p>
      <text:p text:style-name="Standard"><draw:frame draw:style-name="fr1" draw:name="Cadre1" text:anchor-type="paragraph" svg:x="0.642cm" svg:y="1.378cm" svg:width="15.983cm" draw:z-index="0"><draw:text-box fo:min-height="8.998cm"><text:p text:style-name="Illustration"><draw:frame draw:style-name="fr2" draw:name="Objet1" text:anchor-type="as-char" svg:width="15.983cm" style:rel-width="100%" svg:height="8.998cm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line-break/>Illustration <text:sequence text:ref-name="refIllustration0" text:name="Illustration" text:formula="ooow:Illustration+1" style:num-format="1">1</text:sequence>: Temps en microseconde des opérations (read/write) sur les conduits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fo:font-weight="bold" officeooo:paragraph-rsid="00001f05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de programmation systè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4:59:58.340210911</meta:creation-date>
    <dc:date>2017-06-05T16:13:54.452630018</dc:date>
    <meta:editing-duration>PT32M59S</meta:editing-duration>
    <meta:editing-cycles>12</meta:editing-cycles>
    <meta:generator>LibreOffice/5.1.6.2$Linux_X86_64 LibreOffice_project/10m0$Build-2</meta:generator>
    <meta:document-statistic meta:table-count="0" meta:image-count="0" meta:object-count="1" meta:page-count="3" meta:paragraph-count="21" meta:word-count="181" meta:character-count="1200" meta:non-whitespace-character-count="10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bar" chart:style-name="ch1">
        <chart:legend chart:legend-position="end" svg:x="14.01cm" svg:y="3.701cm" style:legend-expansion="high" chart:style-name="ch2"/>
        <chart:plot-area chart:style-name="ch3" chart:data-source-has-labels="both" svg:x="0.319cm" svg:y="0.179cm" svg:width="13.372cm" svg:height="8.639cm">
          <chartooo:coordinate-region svg:x="0.94cm" svg:y="0.378cm" svg:width="12.751cm" svg:height="7.793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style-name="ch9"/>
            <chart:data-point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uct</text:p>
              </table:table-cell>
              <table:table-cell office:value-type="string">
                <text:p>mkfifo</text:p>
              </table:table-cell>
              <table:table-cell office:value-type="string">
                <text:p>socket</text:p>
              </table:table-cell>
            </table:table-row>
          </table:table-header-rows>
          <table:table-rows>
            <table:table-row>
              <table:table-cell office:value-type="string">
                <text:p>Read</text:p>
              </table:table-cell>
              <table:table-cell office:value-type="float" office:value="44.62">
                <text:p>44.62</text:p>
              </table:table-cell>
              <table:table-cell office:value-type="float" office:value="16.43">
                <text:p>16.43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string">
                <text:p>Write</text:p>
              </table:table-cell>
              <table:table-cell office:value-type="float" office:value="36.125">
                <text:p>36.125</text:p>
              </table:table-cell>
              <table:table-cell office:value-type="float" office:value="21.25">
                <text:p>21.25</text:p>
              </table:table-cell>
              <table:table-cell office:value-type="float" office:value="9.9">
                <text:p>9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